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8881d" officeooo:paragraph-rsid="0018881d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8881d" officeooo:paragraph-rsid="0018881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8881d" officeooo:paragraph-rsid="0018881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8c39b" officeooo:paragraph-rsid="0018c39b" style:font-size-asian="10.5pt" style:font-weight-asian="normal" style:font-size-complex="12pt" style:font-weight-complex="normal"/>
    </style:style>
    <style:style style:name="P5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color="#000000" draw:fill="none" draw:fill-color="#ffffff" fo:min-height="11.56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es 9-12</text:p>
      <text:p text:style-name="P1">FH Unidad 7</text:p>
      <text:p text:style-name="P2"/>
      <text:p text:style-name="P2">9.- <text:span text:style-name="T1">Busca diferentes modelos de reproductores y grabadores de CD, DVD y Blu-ray en Internet y sube la información técnica y los precios al Aula Virtual.</text:span></text:p>
      <text:p text:style-name="P2"><text:span text:style-name="T1"/></text:p>
      <text:p text:style-name="P2"><text:span text:style-name="T1">LG BP250 Reproductor Blu-Ray USB → 64,95 Euros</text:span></text:p>
      <text:p text:style-name="P2"><text:span text:style-name="T1"/></text:p>
      <text:p text:style-name="P2"><draw:frame text:anchor-type="paragraph" draw:z-index="0" draw:name="Forma1" draw:style-name="gr1" draw:text-style-name="P5" svg:width="8.656cm" svg:height="12.173cm" svg:x="9.463cm" svg:y="0.203cm"><draw:text-box><text:p>Asus BW-16D1HT Grabadora Blu-Ray/DVD Interna SATA → 79,36 Euros</text:p><text:p/><text:p>Peso y dimensiones</text:p><text:p>Ancho: 146 mm</text:p><text:p>Profundidad: 170 mm</text:p><text:p>Altura: 41 mm</text:p><text:p>Peso: 750 g</text:p><text:p/><text:p>Tipos de discos soportados: BD-R,</text:p><text:p>BD-R DL</text:p><text:p>,BD-RE,</text:p><text:p>BD-RE DL,</text:p><text:p>BD-ROM</text:p><text:p>,CD-R</text:p><text:p>,CD-ROM</text:p><text:p>,CD-RW,</text:p><text:p>DVD+R</text:p><text:p>,DVD+R</text:p><text:p><text:s/>DL,DVD+RW,</text:p><text:p>DVD-R,</text:p><text:p>DVD-R DL,</text:p><text:p>DVD-RAM</text:p><text:p>,DVD-ROM,</text:p><text:p>DVD-RW</text:p></draw:text-box></draw:frame><text:span text:style-name="T1"><text:s text:c="2"/>Conexiones frontales</text:span></text:p>
      <text:p text:style-name="P2"><text:span text:style-name="T1">1 x USB 2.0</text:span></text:p>
      <text:p text:style-name="P2"><text:span text:style-name="T1">Conexiones posteriores</text:span></text:p>
      <text:p text:style-name="P2"><text:span text:style-name="T1">1 x HDMI</text:span></text:p>
      <text:p text:style-name="P2"><text:span text:style-name="T1">Dimensiones 195mm x 43mm x 270mm</text:span></text:p>
      <text:p text:style-name="P2"><text:span text:style-name="T1">Peso 0.95Kg</text:span></text:p>
      <text:p text:style-name="P2"><text:span text:style-name="T1"/></text:p>
      <text:p text:style-name="P2">* Reproducción discos *</text:p>
      <text:p text:style-name="P2"><text:span text:style-name="T1">Capacidad del disco 1</text:span></text:p>
      <text:p text:style-name="P2"><text:span text:style-name="T1">Blu Ray </text:span></text:p>
      <text:p text:style-name="P2"><text:span text:style-name="T1">BD-ROM / BD-R / BD-RE</text:span></text:p>
      <text:p text:style-name="P2"><text:span text:style-name="T1">DVD ± R / RW</text:span></text:p>
      <text:p text:style-name="P2"><text:span text:style-name="T1">CD-R / -RW</text:span></text:p>
      <text:p text:style-name="P2"><text:span text:style-name="T1">DTS-CD</text:span></text:p>
      <text:p text:style-name="P2"><text:span text:style-name="T1">Audio CD</text:span></text:p>
      <text:p text:style-name="P2"><text:span text:style-name="T1">BD Perfil 1.1</text:span></text:p>
      <text:p text:style-name="P2"><text:span text:style-name="T1"/></text:p>
      <text:p text:style-name="P2"><text:span text:style-name="T1">LG DP-132 DVD/DivX + USB → 30 Euros</text:span></text:p>
      <text:p text:style-name="P2"><text:span text:style-name="T1"/></text:p>
      <text:p text:style-name="P3">Conexiones</text:p>
      <text:p text:style-name="P3">Salida de audio L / R Sí</text:p>
      <text:p text:style-name="P3">Salida de audio coaxial Sí</text:p>
      <text:p text:style-name="P3">Compuesto Sí</text:p>
      <text:p text:style-name="P3">USB Sí</text:p>
      <text:p text:style-name="P3">Dimensiones</text:p>
      <text:p text:style-name="P3">Set (WxHxD) 270x35x195</text:p>
      <text:p text:style-name="P3"/>
      <text:p text:style-name="P2">* Reproducción discos *</text:p>
      <text:p text:style-name="P3">DVD, DVD ± R / RW Sí</text:p>
      <text:p text:style-name="P3">Audio CD, CD-R/RW Sí</text:p>
      <text:p text:style-name="P3">JPEG / MP3 / MP3 ID Tag / WMA Sí</text:p>
      <text:p text:style-name="P3">FORMATO REPRODUCIBLE</text:p>
      <text:p text:style-name="P3">MPEG2 Sí</text:p>
      <text:p text:style-name="P3">DivX Sí</text:p>
      <text:p text:style-name="P3">MPEG4 AVC (H.264) Sí</text:p>
      <text:p text:style-name="P3">DivX HD Sí</text:p>
      <text:p text:style-name="P3">HD Audio Sí</text:p>
      <text:p text:style-name="P3">Dolby Digital Sí</text:p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10.Haz lo mismo con los discos. Busca discos vírgenes diferentes formatos y capacidades</text:p>
      <text:p text:style-name="P4"/>
      <text:p text:style-name="P4">Características del CD</text:p>
      <text:p text:style-name="P4"/>
      <text:p text:style-name="P4">Tamaño.- 12 cm de diámetro (Estándar)</text:p>
      <text:p text:style-name="P4">Grosor total.- 1.2 mm aprox.</text:p>
      <text:p text:style-name="P4">Capas.- 1</text:p>
      <text:p text:style-name="P4">Capacidad por capa.- 700 MB (800-900 MB)</text:p>
      <text:p text:style-name="P4">Material Reflectante.- Aluminio (CD-Rom), aleaciones de oro o plata (regrabables)</text:p>
      <text:p text:style-name="P4">Material protector/substrato.- policarbonato</text:p>
      <text:p text:style-name="P4">Grosor protector.- 1.2 mm</text:p>
      <text:p text:style-name="P4">Laser.- Infrarrojo</text:p>
      <text:p text:style-name="P4">Longitud de onda.- 780 nm</text:p>
      <text:p text:style-name="P4"/>
      <text:p text:style-name="P4">Característica del DVD </text:p>
      <text:p text:style-name="P4"/>
      <text:p text:style-name="P4"/>
      <text:p text:style-name="P4">Tamaño.- 12 cm de diámetro (estándar)</text:p>
      <text:p text:style-name="P4">Grosor Total.- 1.2 mm aprox.</text:p>
      <text:p text:style-name="P4">Capas.- 1-2 (admite doble cara, hasta 4 capas)</text:p>
      <text:p text:style-name="P4">Capacidad por capa.- 4.7 GB (3.8 GB en la 2ª capa)</text:p>
      <text:p text:style-name="P4">Material Reflectante.- Aluminio (DVD-ROM), aleaciones de oro y plata (regrabables)</text:p>
      <text:p text:style-name="P4">Material protector/subtracto.-Policarbonato</text:p>
      <text:p text:style-name="P4">Grosor protector.- 0.6 mm</text:p>
      <text:p text:style-name="P4">Laser.- Rojo</text:p>
      <text:p text:style-name="P4">Longitud de onda.- 650 nm</text:p>
      <text:p text:style-name="P4"/>
      <text:p text:style-name="P4">Característica del Blue Ray </text:p>
      <text:p text:style-name="P4"/>
      <text:p text:style-name="P4">Tamaño.- 12 cm de diámetro (estándar)</text:p>
      <text:p text:style-name="P4">Grosor total.- 1.2 mm aprox.</text:p>
      <text:p text:style-name="P4">Capas.-Multicapa (pioneer ha experimentado con hasta 20 capas)</text:p>
      <text:p text:style-name="P4">Capacidad por capa.- 25 GB</text:p>
      <text:p text:style-name="P4">Material reflectante.- Aluminio (BD-Rom), aleaciones de oro o plata (regrabables)</text:p>
      <text:p text:style-name="P4">Material protector/substracto.- Polímero durabis (patente TDK) de alta resistencia (no se raya)</text:p>
      <text:p text:style-name="P4">Grosor protector.- 0.1 mm</text:p>
      <text:p text:style-name="P4">Laser.- Azul-violeta</text:p>
      <text:p text:style-name="P4">Longitud de onda.- 405nm</text:p>
      <text:p text:style-name="P4"/>
      <text:p text:style-name="P4">11. Busca en Internet información técnica y precios sobre tarjetas de memoria flash. Sube la información al Aula Virtual.</text:p>
      <text:p text:style-name="P4"/>
      <text:p text:style-name="P4">12. Ampliar el estudio anterior con pendrives de 256GB.</text:p>
      <text:p text:style-name="P4"/>
      <text:p text:style-name="P4">Kingston DataTraveler <text:s/>R3.0 G2 <text:s/>| Hasta 64 GB | Precio máximo: 31.46 euros</text:p>
      <text:p text:style-name="P4"/>
      <text:p text:style-name="P4">16 GB hasta los 64GB. Las tasas de lectura es de 120 MB/s y una escritura de 25 a 45 MB/s</text:p>
      <text:p text:style-name="P4"/>
      <text:p text:style-name="P4"/>
      <text:p text:style-name="P4">HyperX Fury USB 3.0 | Hasta 64 GB | Precio máximo: 30.52 euros</text:p>
      <text:p text:style-name="P4"/>
      <text:p text:style-name="P4">157 MB/s de lectura y 80 MB/s de escritura</text:p>
      <text:p text:style-name="P4"><text:soft-page-break/>HyperX Savage USB 3.0 | Hasta 256 GB | Precio máximo: 92 euros</text:p>
      <text:p text:style-name="P4"/>
      <text:p text:style-name="P4">Tasas de lectura de 350 MB/s y escritura de 180 MB/s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17:46:28.537000000</meta:creation-date>
    <dc:date>2020-04-02T18:13:34.288000000</dc:date>
    <meta:editing-duration>PT5M43S</meta:editing-duration>
    <meta:editing-cycles>1</meta:editing-cycles>
    <meta:document-statistic meta:table-count="0" meta:image-count="0" meta:object-count="0" meta:page-count="3" meta:paragraph-count="77" meta:word-count="444" meta:character-count="2556" meta:non-whitespace-character-count="2182"/>
    <meta:generator>LibreOffice/6.3.2.2$Windows_X86_64 LibreOffice_project/98b30e735bda24bc04ab42594c85f7fd8be07b9c</meta:generator>
  </office:meta>
</office:document-meta>
</file>